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0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2.3701in"/>
    </style:style>
    <style:style style:name="co6" style:family="table-column">
      <style:table-column-properties fo:break-before="auto" style:column-width="0.8846in"/>
    </style:style>
    <style:style style:name="co7" style:family="table-column">
      <style:table-column-properties fo:break-before="auto" style:column-width="1.6819in"/>
    </style:style>
    <style:style style:name="co8" style:family="table-column">
      <style:table-column-properties fo:break-before="auto" style:column-width="1.4638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1.0598in"/>
    </style:style>
    <style:style style:name="co11" style:family="table-column">
      <style:table-column-properties fo:break-before="auto" style:column-width="1.0811in"/>
    </style:style>
    <style:style style:name="co12" style:family="table-column">
      <style:table-column-properties fo:break-before="auto" style:column-width="2.1409in"/>
    </style:style>
    <style:style style:name="co13" style:family="table-column">
      <style:table-column-properties fo:break-before="auto" style:column-width="1.5728in"/>
    </style:style>
    <style:style style:name="co14" style:family="table-column">
      <style:table-column-properties fo:break-before="auto" style:column-width="1.628in"/>
    </style:style>
    <style:style style:name="co15" style:family="table-column">
      <style:table-column-properties fo:break-before="auto" style:column-width="1.3in"/>
    </style:style>
    <style:style style:name="co16" style:family="table-column">
      <style:table-column-properties fo:break-before="auto" style:column-width="0.3728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3.1354in"/>
    </style:style>
    <style:style style:name="co19" style:family="table-column">
      <style:table-column-properties fo:break-before="auto" style:column-width="1.328in"/>
    </style:style>
    <style:style style:name="co20" style:family="table-column">
      <style:table-column-properties fo:break-before="auto" style:column-width="1.4744in"/>
    </style:style>
    <style:style style:name="co21" style:family="table-column">
      <style:table-column-properties fo:break-before="auto" style:column-width="1.748in"/>
    </style:style>
    <style:style style:name="co22" style:family="table-column">
      <style:table-column-properties fo:break-before="auto" style:column-width="4.3256in"/>
    </style:style>
    <style:style style:name="co23" style:family="table-column">
      <style:table-column-properties fo:break-before="auto" style:column-width="1.5291in"/>
    </style:style>
    <style:style style:name="co24" style:family="table-column">
      <style:table-column-properties fo:break-before="auto" style:column-width="2.272in"/>
    </style:style>
    <style:style style:name="co25" style:family="table-column">
      <style:table-column-properties fo:break-before="auto" style:column-width="1.0264in"/>
    </style:style>
    <style:style style:name="co26" style:family="table-column">
      <style:table-column-properties fo:break-before="auto" style:column-width="2.7965in"/>
    </style:style>
    <style:style style:name="co27" style:family="table-column">
      <style:table-column-properties fo:break-before="auto" style:column-width="1.5075in"/>
    </style:style>
    <style:style style:name="co28" style:family="table-column">
      <style:table-column-properties fo:break-before="auto" style:column-width="1.922in"/>
    </style:style>
    <style:style style:name="co29" style:family="table-column">
      <style:table-column-properties fo:break-before="auto" style:column-width="1.3764in"/>
    </style:style>
    <style:style style:name="co30" style:family="table-column">
      <style:table-column-properties fo:break-before="auto" style:column-width="2.8402in"/>
    </style:style>
    <style:style style:name="co31" style:family="table-column">
      <style:table-column-properties fo:break-before="auto" style:column-width="1.1465in"/>
    </style:style>
    <style:style style:name="co32" style:family="table-column">
      <style:table-column-properties fo:break-before="auto" style:column-width="1.430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661in" fo:break-before="auto" style:use-optimal-row-height="false"/>
    </style:style>
    <style:style style:name="ro3" style:family="table-row">
      <style:table-row-properties style:row-height="0.455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4453in" fo:break-before="auto" style:use-optimal-row-height="false"/>
    </style:style>
    <style:style style:name="ro7" style:family="table-row">
      <style:table-row-properties style:row-height="0.352in" fo:break-before="auto" style:use-optimal-row-height="true"/>
    </style:style>
    <style:style style:name="ro8" style:family="table-row">
      <style:table-row-properties style:row-height="0.5181in" fo:break-before="auto" style:use-optimal-row-height="true"/>
    </style:style>
    <style:style style:name="ro9" style:family="table-row">
      <style:table-row-properties style:row-height="0.1862in" fo:break-before="auto" style:use-optimal-row-height="true"/>
    </style:style>
    <style:style style:name="ro10" style:family="table-row">
      <style:table-row-properties style:row-height="0.8492in" fo:break-before="auto" style:use-optimal-row-height="true"/>
    </style:style>
    <style:style style:name="ro11" style:family="table-row">
      <style:table-row-properties style:row-height="0.352in" fo:break-before="auto" style:use-optimal-row-height="false"/>
    </style:style>
    <style:style style:name="ro12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1">
      <number:day/>
      <number:text>.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4pt" style:font-size-asian="14pt" style:font-size-complex="14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3b3b3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3b3b3" fo:wrap-option="wrap"/>
    </style:style>
    <style:style style:name="ce9" style:family="table-cell" style:parent-style-name="Default" style:data-style-name="N117"/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14pt" style:font-size-asian="14pt" style:font-size-complex="14pt"/>
    </style:style>
    <style:style style:name="ce11" style:family="table-cell" style:parent-style-name="Default">
      <style:table-cell-properties fo:background-color="#0000ff"/>
    </style:style>
    <style:style style:name="ce12" style:family="table-cell" style:parent-style-name="Default">
      <style:table-cell-properties fo:background-color="#0000ff" fo:wrap-option="wrap"/>
    </style:style>
    <style:style style:name="ce13" style:family="table-cell" style:parent-style-name="Default" style:data-style-name="N100"/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ff9966"/>
      <style:text-properties fo:color="#ffffff"/>
    </style:style>
    <style:style style:name="ce16" style:family="table-cell" style:parent-style-name="Default">
      <style:table-cell-properties fo:background-color="#ff8080"/>
      <style:text-properties fo:color="#ffffff"/>
    </style:style>
    <style:style style:name="ce17" style:family="table-cell" style:parent-style-name="Default">
      <style:table-cell-properties fo:background-color="#ff0000"/>
      <style:text-properties fo:color="#ffffff"/>
    </style:style>
    <style:style style:name="ce18" style:family="table-cell" style:parent-style-name="Default">
      <style:table-cell-properties fo:background-color="#eb613d"/>
      <style:text-properties fo:color="#ffffff"/>
    </style:style>
    <style:style style:name="ce19" style:family="table-cell" style:parent-style-name="Default" style:data-style-name="N81"/>
    <style:style style:name="ce20" style:family="table-cell" style:parent-style-name="Default">
      <style:table-cell-properties fo:wrap-option="no-wrap"/>
    </style:style>
    <style:style style:name="ce2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fo:wrap-option="no-wrap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>
      <style:table-cell-properties style:text-align-source="value-type" style:repeat-content="false" fo:wrap-option="wrap"/>
      <style:paragraph-properties fo:margin-left="0in"/>
    </style:style>
    <style:style style:name="ce27" style:family="table-cell" style:parent-style-name="Default">
      <style:table-cell-properties fo:wrap-option="wrap"/>
      <style:text-properties style:font-name="Arial"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1024" table:number-rows-spanned="1">
            <text:p>PixShot 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ntroduction :-</text:p>
          </table:table-cell>
          <table:table-cell table:number-columns-repeated="1023"/>
        </table:table-row>
        <table:table-row table:style-name="ro3">
          <table:table-cell office:value-type="string">
            <text:p>PixShot is an Image Annotation Tool. 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style-name="ce2" office:value-type="string">
            <text:p>Estimated Next Release Version,Date :-</text:p>
          </table:table-cell>
          <table:table-cell table:number-columns-repeated="1023"/>
        </table:table-row>
        <table:table-row table:style-name="ro5">
          <table:table-cell office:value-type="string">
            <text:p>Version 0.9 Alpha, January 1<text:span text:style-name="T1">st</text:span> 2015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Current Version :-</text:p>
          </table:table-cell>
          <table:table-cell table:number-columns-repeated="1023"/>
        </table:table-row>
        <table:table-row table:style-name="ro1">
          <table:table-cell office:value-type="string">
            <text:p>In Develop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eveloped in :-</text:p>
          </table:table-cell>
          <table:table-cell table:number-columns-repeated="1023"/>
        </table:table-row>
        <table:table-row table:style-name="ro1">
          <table:table-cell office:value-type="string">
            <text:p>C++, Qt Framework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latforms :-</text:p>
          </table:table-cell>
          <table:table-cell table:number-columns-repeated="1023"/>
        </table:table-row>
        <table:table-row table:style-name="ro1">
          <table:table-cell office:value-type="string">
            <text:p>Windows. Linux</text:p>
          </table:table-cell>
          <table:table-cell table:number-columns-repeated="1023"/>
        </table:table-row>
      </table:table>
      <table:table table:name="Features Lis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6">
          <table:table-cell table:style-name="ce1" office:value-type="string" table:number-columns-spanned="1024" table:number-rows-spanned="1">
            <text:p>Feature List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7">
          <table:table-cell table:style-name="ce2" office:value-type="string">
            <text:p>Task No.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Release</text:p>
          </table:table-cell>
          <table:table-cell table:style-name="ce7" office:value-type="string">
            <text:p>Estimated Time for Completion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7" office:value-type="string">
            <text:p>Actual Time taken</text:p>
          </table:table-cell>
          <table:table-cell table:style-name="ce2" office:value-type="string">
            <text:p>Progress (%)</text:p>
          </table:table-cell>
          <table:table-cell table:style-name="ce7" office:value-type="string">
            <text:p>Sub Tasks Status (%)</text:p>
          </table:table-cell>
          <table:table-cell table:style-name="ce7" office:value-type="string">
            <text:p>Pre Work Comments </text:p>
          </table:table-cell>
          <table:table-cell table:style-name="ce7" office:value-type="string">
            <text:p>Post Work Comments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8">
          <table:table-cell office:value-type="float" office:value="1">
            <text:p>1</text:p>
          </table:table-cell>
          <table:table-cell office:value-type="string">
            <text:p>Design (Art Work)</text:p>
          </table:table-cell>
          <table:table-cell office:value-type="string">
            <text:p>a) Creating Logo's</text:p>
            <text:p>b) Creating Icons</text:p>
            <text:p>c) Website Logo and icons</text:p>
          </table:table-cell>
          <table:table-cell office:value-type="string">
            <text:p>High</text:p>
          </table:table-cell>
          <table:table-cell office:value-type="string">
            <text:p>To be Done</text:p>
          </table:table-cell>
          <table:table-cell/>
          <table:table-cell office:value-type="string">
            <text:p>8 Hrs (2 Hrs / Day)</text:p>
          </table:table-cell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Implementation</text:p>
          </table:table-cell>
          <table:table-cell office:value-type="string">
            <text:p>Code Clean up</text:p>
          </table:table-cell>
          <table:table-cell office:value-type="string">
            <text:p>High</text:p>
          </table:table-cell>
          <table:table-cell table:style-name="ce4" office:value-type="string">
            <text:p>In Progress</text:p>
          </table:table-cell>
          <table:table-cell table:style-name="ce4"/>
          <table:table-cell office:value-type="string">
            <text:p>1 Hr (Recurring Task)</text:p>
          </table:table-cell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0"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 office:value-type="string">
            <text:p>a) Setup Creation</text:p>
            <text:p>b) License Documents</text:p>
            <text:p>c) Build and Deploy scripts</text:p>
            <text:p>d) MD5 Check sum</text:p>
            <text:p/>
          </table:table-cell>
          <table:table-cell office:value-type="string">
            <text:p>High</text:p>
          </table:table-cell>
          <table:table-cell table:style-name="ce4" office:value-type="string">
            <text:p>In Progress</text:p>
          </table:table-cell>
          <table:table-cell table:style-name="ce4"/>
          <table:table-cell office:value-type="string">
            <text:p>4 Hrs</text:p>
          </table:table-cell>
          <table:table-cell table:style-name="Default"/>
          <table:table-cell table:number-columns-repeated="2"/>
          <table:table-cell table:style-name="Default"/>
          <table:table-cell table:style-name="ce6"/>
          <table:table-cell table:style-name="ce6" office:value-type="string">
            <text:p>a) Requires R&amp;D task on NSIS installer</text:p>
            <text:p>b) R&amp;D task on MD5 check sum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Implementation</text:p>
          </table:table-cell>
          <table:table-cell office:value-type="string">
            <text:p>Options Dialog [preferences]</text:p>
          </table:table-cell>
          <table:table-cell office:value-type="string">
            <text:p>High</text:p>
          </table:table-cell>
          <table:table-cell table:style-name="ce4" office:value-type="string">
            <text:p>In Progress</text:p>
          </table:table-cell>
          <table:table-cell table:style-name="ce4"/>
          <table:table-cell office:value-type="string">
            <text:p>~ Hrs</text:p>
          </table:table-cell>
          <table:table-cell table:style-name="ce9" office:value-type="date" office:date-value="2012-08-31">
            <text:p>31 Aug 2012</text:p>
          </table:table-cell>
          <table:table-cell table:number-columns-repeated="2"/>
          <table:table-cell table:style-name="Default"/>
          <table:table-cell table:style-name="ce6"/>
          <table:table-cell table:style-name="ce6" office:value-type="string">
            <text:p>a) Design R&amp;D required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5">
            <text:p>5</text:p>
          </table:table-cell>
          <table:table-cell office:value-type="string">
            <text:p>Implementation</text:p>
          </table:table-cell>
          <table:table-cell office:value-type="string">
            <text:p>Context Menu to items</text:p>
          </table:table-cell>
          <table:table-cell office:value-type="string">
            <text:p>Medium</text:p>
          </table:table-cell>
          <table:table-cell office:value-type="string">
            <text:p>To be Done</text:p>
          </table:table-cell>
          <table:table-cell/>
          <table:table-cell office:value-type="string">
            <text:p>~ Hrs</text:p>
          </table:table-cell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6">
            <text:p>6</text:p>
          </table:table-cell>
          <table:table-cell office:value-type="string">
            <text:p>Implementation</text:p>
          </table:table-cell>
          <table:table-cell office:value-type="string">
            <text:p>Keyboard events</text:p>
          </table:table-cell>
          <table:table-cell office:value-type="string">
            <text:p>Medium</text:p>
          </table:table-cell>
          <table:table-cell office:value-type="string">
            <text:p>Done</text:p>
          </table:table-cell>
          <table:table-cell/>
          <table:table-cell office:value-type="string">
            <text:p>1 Hr</text:p>
          </table:table-cell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table:style-name="ce3" office:value-type="float" office:value="7">
            <text:p>7</text:p>
          </table:table-cell>
          <table:table-cell table:style-name="ce3" office:value-type="string">
            <text:p>Implementation</text:p>
          </table:table-cell>
          <table:table-cell table:style-name="ce3" office:value-type="string">
            <text:p>Feed Back Module</text:p>
          </table:table-cell>
          <table:table-cell table:style-name="ce3" office:value-type="string">
            <text:p>Low</text:p>
          </table:table-cell>
          <table:table-cell table:style-name="ce3" office:value-type="string">
            <text:p>MOVED – Next Release</text:p>
          </table:table-cell>
          <table:table-cell table:style-name="ce3"/>
          <table:table-cell table:style-name="ce8" office:value-type="string">
            <text:p>~ Hrs</text:p>
          </table:table-cell>
          <table:table-cell table:style-name="ce3" table:number-columns-repeated="2"/>
          <table:table-cell table:style-name="ce8"/>
          <table:table-cell table:style-name="ce3"/>
          <table:table-cell table:style-name="ce8"/>
          <table:table-cell table:style-name="ce8" office:value-type="string">
            <text:p>a) Networking R&amp;D </text:p>
          </table:table-cell>
          <table:table-cell table:style-name="ce3"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8">
            <text:p>8</text:p>
          </table:table-cell>
          <table:table-cell office:value-type="string">
            <text:p>Implementation</text:p>
          </table:table-cell>
          <table:table-cell office:value-type="string">
            <text:p>Tray Menu finalization</text:p>
          </table:table-cell>
          <table:table-cell office:value-type="string">
            <text:p>High</text:p>
          </table:table-cell>
          <table:table-cell office:value-type="string">
            <text:p>To be Done</text:p>
          </table:table-cell>
          <table:table-cell/>
          <table:table-cell office:value-type="string">
            <text:p>2 Hrs</text:p>
          </table:table-cell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9">
            <text:p>9</text:p>
          </table:table-cell>
          <table:table-cell office:value-type="string">
            <text:p>Documentation</text:p>
          </table:table-cell>
          <table:table-cell office:value-type="string">
            <text:p>Code Documentation</text:p>
          </table:table-cell>
          <table:table-cell office:value-type="string">
            <text:p>High</text:p>
          </table:table-cell>
          <table:table-cell office:value-type="string">
            <text:p>To be Done</text:p>
          </table:table-cell>
          <table:table-cell/>
          <table:table-cell office:value-type="string">
            <text:p>~ Hrs</text:p>
          </table:table-cell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7">
          <table:table-cell office:value-type="float" office:value="10">
            <text:p>10</text:p>
          </table:table-cell>
          <table:table-cell office:value-type="string">
            <text:p>Unit Testing</text:p>
          </table:table-cell>
          <table:table-cell office:value-type="string">
            <text:p>Unit Testing entire App</text:p>
          </table:table-cell>
          <table:table-cell office:value-type="string">
            <text:p>High</text:p>
          </table:table-cell>
          <table:table-cell table:style-name="ce4" office:value-type="string">
            <text:p>In Progress</text:p>
          </table:table-cell>
          <table:table-cell table:style-name="ce4"/>
          <table:table-cell office:value-type="string">
            <text:p>~ Hrs</text:p>
          </table:table-cell>
          <table:table-cell table:style-name="Default"/>
          <table:table-cell table:number-columns-repeated="2"/>
          <table:table-cell table:style-name="Default" office:value-type="string">
            <text:p>NA</text:p>
          </table:table-cell>
          <table:table-cell table:style-name="ce6" office:value-type="string">
            <text:p>NA</text:p>
          </table:table-cell>
          <table:table-cell table:style-name="ce6" office:value-type="string">
            <text:p>Involves finding and reporting Bugs</text:p>
          </table:table-cell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8">
          <table:table-cell office:value-type="float" office:value="11">
            <text:p>11</text:p>
          </table:table-cell>
          <table:table-cell office:value-type="string">
            <text:p>Interface</text:p>
          </table:table-cell>
          <table:table-cell office:value-type="string">
            <text:p>a) Tool Tips</text:p>
            <text:p>b) Menu Icons</text:p>
            <text:p>c) Warnings</text:p>
          </table:table-cell>
          <table:table-cell office:value-type="string">
            <text:p>High</text:p>
          </table:table-cell>
          <table:table-cell office:value-type="string">
            <text:p>To be Done</text:p>
          </table:table-cell>
          <table:table-cell/>
          <table:table-cell office:value-type="string">
            <text:p>~ Hrs</text:p>
          </table:table-cell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12">
            <text:p>12</text:p>
          </table:table-cell>
          <table:table-cell office:value-type="string">
            <text:p>Implementation</text:p>
          </table:table-cell>
          <table:table-cell office:value-type="string">
            <text:p>TODO tasks</text:p>
          </table:table-cell>
          <table:table-cell office:value-type="string">
            <text:p>High</text:p>
          </table:table-cell>
          <table:table-cell office:value-type="string">
            <text:p>To be Done</text:p>
          </table:table-cell>
          <table:table-cell/>
          <table:table-cell office:value-type="string">
            <text:p>~ Hrs</text:p>
          </table:table-cell>
          <table:table-cell table:style-name="Default"/>
          <table:table-cell table:number-columns-repeated="2"/>
          <table:table-cell table:style-name="Default"/>
          <table:table-cell table:style-name="ce6" office:value-type="string">
            <text:p>NA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13">
            <text:p>13</text:p>
          </table:table-cell>
          <table:table-cell office:value-type="string">
            <text:p>Implementation</text:p>
          </table:table-cell>
          <table:table-cell office:value-type="string">
            <text:p>Bug Fixing</text:p>
          </table:table-cell>
          <table:table-cell office:value-type="string">
            <text:p>High</text:p>
          </table:table-cell>
          <table:table-cell table:style-name="ce4" office:value-type="string">
            <text:p>In Progress</text:p>
          </table:table-cell>
          <table:table-cell table:style-name="ce4"/>
          <table:table-cell office:value-type="string">
            <text:p>~ Hrs</text:p>
          </table:table-cell>
          <table:table-cell table:style-name="Default"/>
          <table:table-cell table:number-columns-repeated="2"/>
          <table:table-cell table:style-name="Default"/>
          <table:table-cell table:style-name="ce6" office:value-type="string">
            <text:p>NA</text:p>
          </table:table-cell>
          <table:table-cell table:style-name="ce6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9">
          <table:table-cell office:value-type="float" office:value="14">
            <text:p>14</text:p>
          </table:table-cell>
          <table:table-cell office:value-type="string">
            <text:p>Implementation</text:p>
          </table:table-cell>
          <table:table-cell office:value-type="string">
            <text:p>Zoom Functionality</text:p>
          </table:table-cell>
          <table:table-cell office:value-type="string">
            <text:p>Medium</text:p>
          </table:table-cell>
          <table:table-cell office:value-type="string">
            <text:p>Done</text:p>
          </table:table-cell>
          <table:table-cell/>
          <table:table-cell office:value-type="string">
            <text:p>2 Hrs</text:p>
          </table:table-cell>
          <table:table-cell table:style-name="Default"/>
          <table:table-cell/>
          <table:table-cell office:value-type="string">
            <text:p>3 Hrs</text:p>
          </table:table-cell>
          <table:table-cell table:style-name="Default"/>
          <table:table-cell table:style-name="ce6" table:number-columns-repeated="2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5">
            <text:p>15</text:p>
          </table:table-cell>
          <table:table-cell office:value-type="string">
            <text:p>Interface</text:p>
          </table:table-cell>
          <table:table-cell office:value-type="string">
            <text:p>UI Beautification</text:p>
          </table:table-cell>
          <table:table-cell office:value-type="string">
            <text:p>High</text:p>
          </table:table-cell>
          <table:table-cell office:value-type="string">
            <text:p>To be Done</text:p>
          </table:table-cell>
          <table:table-cell/>
          <table:table-cell office:value-type="string">
            <text:p>~ Hr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6">
            <text:p>16</text:p>
          </table:table-cell>
          <table:table-cell office:value-type="string">
            <text:p>Interface</text:p>
          </table:table-cell>
          <table:table-cell office:value-type="string">
            <text:p>Tabbing</text:p>
          </table:table-cell>
          <table:table-cell office:value-type="string">
            <text:p>High</text:p>
          </table:table-cell>
          <table:table-cell office:value-type="string">
            <text:p>Done</text:p>
          </table:table-cell>
          <table:table-cell/>
          <table:table-cell office:value-type="string">
            <text:p>~ Hr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7">
            <text:p>17</text:p>
          </table:table-cell>
          <table:table-cell office:value-type="string">
            <text:p>Interface</text:p>
          </table:table-cell>
          <table:table-cell office:value-type="string">
            <text:p>Check for Updates</text:p>
          </table:table-cell>
          <table:table-cell office:value-type="string">
            <text:p>Medium</text:p>
          </table:table-cell>
          <table:table-cell office:value-type="string">
            <text:p>Done</text:p>
          </table:table-cell>
          <table:table-cell/>
          <table:table-cell office:value-type="string">
            <text:p>~ Hrs</text:p>
          </table:table-cell>
          <table:table-cell table:number-columns-repeated="2"/>
          <table:table-cell office:value-type="string">
            <text:p>6 Hr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Interface</text:p>
          </table:table-cell>
          <table:table-cell office:value-type="string">
            <text:p>Print Option</text:p>
          </table:table-cell>
          <table:table-cell office:value-type="string">
            <text:p>Medium</text:p>
          </table:table-cell>
          <table:table-cell office:value-type="string">
            <text:p>Done</text:p>
          </table:table-cell>
          <table:table-cell table:number-columns-repeated="7"/>
          <table:table-cell table:style-name="ce6" office:value-type="string">
            <text:p>Inclusion of various printer options in Preference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19">
            <text:p>19</text:p>
          </table:table-cell>
          <table:table-cell office:value-type="string">
            <text:p>Interface</text:p>
          </table:table-cell>
          <table:table-cell office:value-type="string">
            <text:p>Undo</text:p>
          </table:table-cell>
          <table:table-cell office:value-type="string">
            <text:p>High</text:p>
          </table:table-cell>
          <table:table-cell table:style-name="ce5" office:value-type="string">
            <text:p>Done</text:p>
          </table:table-cell>
          <table:table-cell table:style-name="ce5"/>
          <table:table-cell office:value-type="string">
            <text:p>~ Hrs</text:p>
          </table:table-cell>
          <table:table-cell table:number-columns-repeated="1017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Default"/>
        <table:table-column table:style-name="co20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11">
          <table:table-cell table:style-name="ce10" office:value-type="string" table:number-columns-spanned="1024" table:number-rows-spanned="1">
            <text:p>Work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style-name="ce11" office:value-type="string">
            <text:p>Sno</text:p>
          </table:table-cell>
          <table:table-cell table:style-name="ce11" office:value-type="string">
            <text:p>Type</text:p>
          </table:table-cell>
          <table:table-cell table:style-name="ce12" office:value-type="string">
            <text:p>Details</text:p>
          </table:table-cell>
          <table:table-cell table:style-name="ce11" office:value-type="string">
            <text:p>Start Date</text:p>
          </table:table-cell>
          <table:table-cell table:style-name="ce11" office:value-type="string">
            <text:p>End Date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Priority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7">
          <table:table-cell office:value-type="float" office:value="1">
            <text:p>1</text:p>
          </table:table-cell>
          <table:table-cell office:value-type="string">
            <text:p>Defect</text:p>
          </table:table-cell>
          <table:table-cell office:value-type="string">
            <text:p>More than one star appears adjacent file name after undo's and redo's</text:p>
          </table:table-cell>
          <table:table-cell table:number-columns-repeated="3"/>
          <table:table-cell table:style-name="ce15" office:value-type="string">
            <text:p>Low</text:p>
          </table:table-cell>
          <table:table-cell table:number-columns-repeated="1017"/>
        </table:table-row>
        <table:table-row table:style-name="ro9">
          <table:table-cell office:value-type="float" office:value="2">
            <text:p>2</text:p>
          </table:table-cell>
          <table:table-cell office:value-type="string">
            <text:p>Enhancement</text:p>
          </table:table-cell>
          <table:table-cell office:value-type="string">
            <text:p>Arrow head should be filled</text:p>
          </table:table-cell>
          <table:table-cell table:style-name="ce13" office:value-type="string">
            <text:p>16 Nov 2014</text:p>
          </table:table-cell>
          <table:table-cell table:style-name="ce14" office:value-type="string">
            <text:p>16 Nov 2014</text:p>
          </table:table-cell>
          <table:table-cell office:value-type="string">
            <text:p>Completed</text:p>
          </table:table-cell>
          <table:table-cell table:number-columns-repeated="3"/>
          <table:table-cell table:style-name="ce17" office:value-type="string">
            <text:p>Critical</text:p>
          </table:table-cell>
          <table:table-cell table:number-columns-repeated="1014"/>
        </table:table-row>
        <table:table-row table:style-name="ro9">
          <table:table-cell office:value-type="float" office:value="3">
            <text:p>3</text:p>
          </table:table-cell>
          <table:table-cell office:value-type="string">
            <text:p>Enhancement</text:p>
          </table:table-cell>
          <table:table-cell office:value-type="string">
            <text:p>toolFrame in a separate tool window</text:p>
          </table:table-cell>
          <table:table-cell table:number-columns-repeated="3"/>
          <table:table-cell table:style-name="ce16" office:value-type="string">
            <text:p>Medium</text:p>
          </table:table-cell>
          <table:table-cell table:number-columns-repeated="2"/>
          <table:table-cell table:style-name="ce18" office:value-type="string">
            <text:p>High</text:p>
          </table:table-cell>
          <table:table-cell table:number-columns-repeated="1014"/>
        </table:table-row>
        <table:table-row table:style-name="ro9">
          <table:table-cell office:value-type="float" office:value="4">
            <text:p>4</text:p>
          </table:table-cell>
          <table:table-cell office:value-type="string">
            <text:p>Enhancement</text:p>
          </table:table-cell>
          <table:table-cell office:value-type="string">
            <text:p>Migrate to GITHUB or GITLAB</text:p>
          </table:table-cell>
          <table:table-cell/>
          <table:table-cell table:style-name="ce13" office:value-type="string">
            <text:p>31 Mar 2015</text:p>
          </table:table-cell>
          <table:table-cell/>
          <table:table-cell table:style-name="ce17" office:value-type="string">
            <text:p>Critical</text:p>
          </table:table-cell>
          <table:table-cell table:number-columns-repeated="2"/>
          <table:table-cell table:style-name="ce16" office:value-type="string">
            <text:p>Medium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5" office:value-type="string">
            <text:p>Low</text:p>
          </table:table-cell>
          <table:table-cell table:number-columns-repeated="1014"/>
        </table:table-row>
        <table:table-row table:style-name="ro1" table:number-rows-repeated="8">
          <table:table-cell table:number-columns-repeated="1024"/>
        </table:table-row>
        <table:table-row table:style-name="ro10">
          <table:table-cell table:style-name="ce2" office:value-type="string" table:number-columns-spanned="1024" table:number-rows-spanned="1">
            <text:p><text:span text:style-name="T2">Notes :-</text:span></text:p>
            <text:p/>
            <text:p><text:span text:style-name="T3">This sheet is to plan the tasks and track the ongoing the task/defect/feature</text:span></text:p>
            <text:p/>
            <text:p><text:span text:style-name="T3">Type : Defect, Enhancement, Feature</text:span></text:p>
          </table:table-cell>
          <table:covered-table-cell table:number-columns-repeated="1023"/>
        </table:table-row>
        <table:table-row table:style-name="ro1" table:number-rows-repeated="65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cker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ce20"/>
        <table:table-column table:style-name="co23" table:default-cell-style-name="ce23"/>
        <table:table-column table:style-name="co24" table:default-cell-style-name="Default"/>
        <table:table-column table:style-name="co9" table:default-cell-style-name="Default"/>
        <table:table-column table:style-name="co2" table:number-columns-repeated="1019" table:default-cell-style-name="Default"/>
        <table:table-row table:style-name="ro1">
          <table:table-cell table:number-columns-repeated="1024"/>
        </table:table-row>
        <table:table-row table:style-name="ro6">
          <table:table-cell table:style-name="ce1" office:value-type="string" table:number-columns-spanned="1024" table:number-rows-spanned="1">
            <text:p>Work Tracker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Date</text:p>
          </table:table-cell>
          <table:table-cell table:style-name="ce21" office:value-type="string">
            <text:p>Tasks</text:p>
          </table:table-cell>
          <table:table-cell table:style-name="ce24" office:value-type="string">
            <text:p>Time Spent (Hrs)</text:p>
          </table:table-cell>
          <table:table-cell table:style-name="ce2" office:value-type="string">
            <text:p>Comments</text:p>
          </table:table-cell>
          <table:table-cell table:style-name="ce2" office:value-type="string">
            <text:p>Builds Tak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12">
          <table:table-cell table:style-name="ce19" office:value-type="string">
            <text:p>19 Aug 2012</text:p>
          </table:table-cell>
          <table:table-cell office:value-type="string">
            <text:p>a) Project Management Documentation initiation - 1.5 Hrs</text:p>
            <text:p>b) Unit Testing / Code Optimization - 0.25</text:p>
            <text:p>c) Bugs [1,2] – 0.5</text:p>
            <text:p>d) Documentation – 0.25</text:p>
          </table:table-cell>
          <table:table-cell office:value-type="float" office:value="2.5">
            <text:p>2.5</text:p>
          </table:table-cell>
          <table:table-cell office:value-type="string">
            <text:p>Reported 4 Bug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20 Aug 2012</text:p>
          </table:table-cell>
          <table:table-cell office:value-type="string">
            <text:p>Created Google Code repository and uploaded the Source files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31 Aug 2012</text:p>
          </table:table-cell>
          <table:table-cell office:value-type="string">
            <text:p>Updated this document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office:value-type="string">
            <text:p>8 Sept 2012</text:p>
          </table:table-cell>
          <table:table-cell office:value-type="string">
            <text:p>Added Exception handling block in AppManager module</text:p>
          </table:table-cell>
          <table:table-cell office:value-type="float" office:value="0.25">
            <text:p>0.25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string">
            <text:p>9 Sept 2012</text:p>
          </table:table-cell>
          <table:table-cell office:value-type="string">
            <text:p>Added icon and the Win resource file</text:p>
          </table:table-cell>
          <table:table-cell office:value-type="float" office:value="0.25">
            <text:p>0.2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16 Sept 2012</text:p>
          </table:table-cell>
          <table:table-cell office:value-type="string">
            <text:p>Worked on Task 4 – created preferences interface</text:p>
          </table:table-cell>
          <table:table-cell office:value-type="float" office:value="2">
            <text:p>2</text:p>
          </table:table-cell>
          <table:table-cell office:value-type="string">
            <text:p>Created .cpp, .h and .ui files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19 Sept 2012</text:p>
          </table:table-cell>
          <table:table-cell table:style-name="ce22" office:value-type="string">
            <text:p>As Above</text:p>
          </table:table-cell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office:value-type="string">
            <text:p>20 Sept 2012</text:p>
          </table:table-cell>
          <table:table-cell office:value-type="string">
            <text:p>As Above</text:p>
          </table:table-cell>
          <table:table-cell office:value-type="float" office:value="0.5">
            <text:p>0.5</text:p>
          </table:table-cell>
          <table:table-cell office:value-type="string">
            <text:p>Integrated with AppMana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22 Sept 2012</text:p>
          </table:table-cell>
          <table:table-cell office:value-type="string">
            <text:p>As Above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string">
            <text:p>29 Sept 2012</text:p>
          </table:table-cell>
          <table:table-cell office:value-type="string">
            <text:p>As Above</text:p>
          </table:table-cell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30 Oct 2012</text:p>
          </table:table-cell>
          <table:table-cell office:value-type="string">
            <text:p>As Above</text:p>
          </table:table-cell>
          <table:table-cell office:value-type="float" office:value="1.5">
            <text:p>1.5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6 Oct 2012</text:p>
          </table:table-cell>
          <table:table-cell office:value-type="string">
            <text:p>As Above</text:p>
          </table:table-cell>
          <table:table-cell office:value-type="float" office:value="1.5">
            <text:p>1.5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7 Oct 2012</text:p>
          </table:table-cell>
          <table:table-cell office:value-type="string">
            <text:p>As Above; Registered PixShot.org at BigRock.in @ Rs 2766</text:p>
          </table:table-cell>
          <table:table-cell office:value-type="float" office:value="1.5">
            <text:p>1.5</text:p>
          </table:table-cell>
          <table:table-cell office:value-type="string">
            <text:p>Cleaned up AppManager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19 Oct 2012</text:p>
          </table:table-cell>
          <table:table-cell office:value-type="string">
            <text:p>As Above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3 Dec 2012</text:p>
          </table:table-cell>
          <table:table-cell office:value-type="string">
            <text:p>As Above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8 Dec 2012</text:p>
          </table:table-cell>
          <table:table-cell office:value-type="string">
            <text:p>As Above – functionality of second tab of Preferences dialog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9 Dec 2012</text:p>
          </table:table-cell>
          <table:table-cell office:value-type="string">
            <text:p>Worked on Networking and XML reading POC – checking version</text:p>
          </table:table-cell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11 Dec 2012</text:p>
          </table:table-cell>
          <table:table-cell office:value-type="string">
            <text:p>POC on Tabbing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15 Dec 2012</text:p>
          </table:table-cell>
          <table:table-cell office:value-type="string">
            <text:p>Tabbing Functionality</text:p>
          </table:table-cell>
          <table:table-cell office:value-type="float" office:value="1.15">
            <text:p>1.15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6 Jan 2013</text:p>
          </table:table-cell>
          <table:table-cell office:value-type="string">
            <text:p>Tabbing Functionality</text:p>
          </table:table-cell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8 Jan 2013</text:p>
          </table:table-cell>
          <table:table-cell office:value-type="string">
            <text:p>As Above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12 Jan 2013</text:p>
          </table:table-cell>
          <table:table-cell office:value-type="string">
            <text:p>As Abov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3 Jan 2013</text:p>
          </table:table-cell>
          <table:table-cell office:value-type="string">
            <text:p>As Above</text:p>
          </table:table-cell>
          <table:table-cell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4 Jan 2013</text:p>
          </table:table-cell>
          <table:table-cell office:value-type="string">
            <text:p>Worked on About module</text:p>
          </table:table-cell>
          <table:table-cell office:value-type="float" office:value="1.25">
            <text:p>1.2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0 Jan 2013</text:p>
          </table:table-cell>
          <table:table-cell/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1 Jan 2013</text:p>
          </table:table-cell>
          <table:table-cell office:value-type="string">
            <text:p>Uploaded sit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2 Jan 2013</text:p>
          </table:table-cell>
          <table:table-cell office:value-type="string">
            <text:p>Worked on defect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4 Jan 2013</text:p>
          </table:table-cell>
          <table:table-cell office:value-type="string">
            <text:p>Worked on defects, Completed Task 6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5 Jan 2013</text:p>
          </table:table-cell>
          <table:table-cell office:value-type="string">
            <text:p>Worked on Textitem font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9 Feb</text:p>
          </table:table-cell>
          <table:table-cell office:value-type="string">
            <text:p>Worked on New Menu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0 Feb 2013</text:p>
          </table:table-cell>
          <table:table-cell office:value-type="string">
            <text:p>As Abov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8 Feb 2013</text:p>
          </table:table-cell>
          <table:table-cell office:value-type="string">
            <text:p>Zoom Functionality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9 Feb 2013</text:p>
          </table:table-cell>
          <table:table-cell office:value-type="string">
            <text:p>As Abov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3 Feb 2013</text:p>
          </table:table-cell>
          <table:table-cell office:value-type="string">
            <text:p>Fixing Menu and Preference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4 Feb 2013</text:p>
          </table:table-cell>
          <table:table-cell office:value-type="string">
            <text:p>As Abov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5 Feb 2013</text:p>
          </table:table-cell>
          <table:table-cell office:value-type="string">
            <text:p>As Abov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6 Mar 2013</text:p>
          </table:table-cell>
          <table:table-cell office:value-type="string">
            <text:p>Enhanced CropItem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7 Mar 2013</text:p>
          </table:table-cell>
          <table:table-cell office:value-type="string">
            <text:p>As Above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9 Mar 2013</text:p>
          </table:table-cell>
          <table:table-cell office:value-type="string">
            <text:p>Fixed disabling menu's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1 Apr 2013</text:p>
          </table:table-cell>
          <table:table-cell office:value-type="string">
            <text:p>Add a simple Print Option</text:p>
          </table:table-cell>
          <table:table-cell office:value-type="float" office:value="0.75">
            <text:p>0.7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3 Apr 2013</text:p>
          </table:table-cell>
          <table:table-cell office:value-type="string">
            <text:p>Worked on Observations (fixes)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4 Apr 2013</text:p>
          </table:table-cell>
          <table:table-cell office:value-type="string">
            <text:p>As Above</text:p>
          </table:table-cell>
          <table:table-cell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0 Apr 2013</text:p>
          </table:table-cell>
          <table:table-cell office:value-type="string">
            <text:p>As Above</text:p>
          </table:table-cell>
          <table:table-cell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1 Apr 2013</text:p>
          </table:table-cell>
          <table:table-cell office:value-type="string">
            <text:p>As Above</text:p>
          </table:table-cell>
          <table:table-cell office:value-type="float" office:value="1.5">
            <text:p>1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3 May 2013</text:p>
          </table:table-cell>
          <table:table-cell office:value-type="string">
            <text:p>As Above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5 May 2013</text:p>
          </table:table-cell>
          <table:table-cell office:value-type="string">
            <text:p>As Above</text:p>
          </table:table-cell>
          <table:table-cell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30 June 2013</text:p>
          </table:table-cell>
          <table:table-cell office:value-type="string">
            <text:p>Undo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6 July 2013</text:p>
          </table:table-cell>
          <table:table-cell office:value-type="string">
            <text:p>Task 20 and save indicator functionality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8 July 2013</text:p>
          </table:table-cell>
          <table:table-cell office:value-type="string">
            <text:p>Fixing preferences options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4 August 2013</text:p>
          </table:table-cell>
          <table:table-cell office:value-type="string">
            <text:p>Completed implementing Drag and Drop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9 Mar 2014</text:p>
          </table:table-cell>
          <table:table-cell office:value-type="string">
            <text:p>Minor fixes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7 Apr 2014</text:p>
          </table:table-cell>
          <table:table-cell office:value-type="string">
            <text:p>Font Color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28 Apr 2014</text:p>
          </table:table-cell>
          <table:table-cell office:value-type="string">
            <text:p>Font Color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3 May 2014</text:p>
          </table:table-cell>
          <table:table-cell office:value-type="string">
            <text:p>Check if pix is saved when closed</text:p>
          </table:table-cell>
          <table:table-cell office:value-type="float" office:value="0.5">
            <text:p>0.5</text:p>
          </table:table-cell>
          <table:table-cell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13" office:value-type="string">
            <text:p>17 May 2014</text:p>
          </table:table-cell>
          <table:table-cell office:value-type="string">
            <text:p>Fixed Update check Network issue</text:p>
          </table:table-cell>
          <table:table-cell office:value-type="float" office:value="0.5">
            <text:p>0.5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16 Nov 2014</text:p>
          </table:table-cell>
          <table:table-cell office:value-type="string">
            <text:p>Worked on Work item 2</text:p>
          </table:table-cell>
          <table:table-cell office:value-type="float" office:value="0.5">
            <text:p>0.5</text:p>
          </table:table-cell>
          <table:table-cell office:value-type="string">
            <text:p>Needs check-in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1" table:number-rows-repeated="2">
          <table:table-cell table:style-name="ce13"/>
          <table:table-cell table:number-columns-repeated="1023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&amp;D Tracker" table:style-name="ta1" table:print="false">
        <table:table-column table:style-name="co25" table:default-cell-style-name="ce13"/>
        <table:table-column table:style-name="co26" table:default-cell-style-name="Default"/>
        <table:table-column table:style-name="co27" table:default-cell-style-name="Default"/>
        <table:table-column table:style-name="co2" table:number-columns-repeated="1021" table:default-cell-style-name="Default"/>
        <table:table-row table:style-name="ro1">
          <table:table-cell table:style-name="Default"/>
          <table:table-cell table:number-columns-repeated="1023"/>
        </table:table-row>
        <table:table-row table:style-name="ro6">
          <table:table-cell table:style-name="ce1" office:value-type="string" table:number-columns-spanned="1024" table:number-rows-spanned="1">
            <text:p>Research &amp; Development Work Track</text:p>
          </table:table-cell>
          <table:covered-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9">
          <table:table-cell table:style-name="ce2" office:value-type="string">
            <text:p>Date</text:p>
          </table:table-cell>
          <table:table-cell table:style-name="ce7" office:value-type="string">
            <text:p>Tasks</text:p>
          </table:table-cell>
          <table:table-cell table:style-name="ce2" office:value-type="string">
            <text:p>Time Spent (Hrs)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7"/>
          <table:table-cell table:style-name="ce2"/>
          <table:table-cell table:number-columns-repeated="1021"/>
        </table:table-row>
        <table:table-row table:style-name="ro1">
          <table:table-cell office:value-type="string">
            <text:p>9 Dec 2012</text:p>
          </table:table-cell>
          <table:table-cell office:value-type="string">
            <text:p>Networking and XML reading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11 Dec 2012</text:p>
          </table:table-cell>
          <table:table-cell office:value-type="string">
            <text:p>POC on tabbing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>
          <table:table-cell office:value-type="string">
            <text:p>NA</text:p>
          </table:table-cell>
          <table:table-cell office:value-type="string">
            <text:p>CropItem Graying out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string">
            <text:p>28 July 2013</text:p>
          </table:table-cell>
          <table:table-cell office:value-type="string">
            <text:p>Drag and Drop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ers" table:style-name="ta1" table:print="false">
        <office:forms form:automatic-focus="false" form:apply-design-mode="false"/>
        <table:table-column table:style-name="co2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" table:number-columns-repeated="1020" table:default-cell-style-name="Default"/>
        <table:table-row table:style-name="ro1">
          <table:table-cell table:number-columns-repeated="1024"/>
        </table:table-row>
        <table:table-row table:style-name="ro6">
          <table:table-cell table:style-name="ce1" office:value-type="string" table:number-columns-spanned="1024" table:number-rows-spanned="1">
            <text:p>Blockers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L No.</text:p>
          </table:table-cell>
          <table:table-cell office:value-type="string">
            <text:p>Description</text:p>
          </table:table-cell>
          <table:table-cell office:value-type="string">
            <text:p>In Release</text:p>
          </table:table-cell>
          <table:table-cell office:value-type="string">
            <text:p>R&amp;D required ?</text:p>
          </table:table-cell>
          <table:table-cell table:number-columns-repeated="1020"/>
        </table:table-row>
      </table:table>
      <table:table table:name="Wish List" table:style-name="ta1" table:print="false">
        <office:forms form:automatic-focus="false" form:apply-design-mode="false"/>
        <table:table-column table:style-name="co30" table:default-cell-style-name="ce26"/>
        <table:table-column table:style-name="co31" table:default-cell-style-name="ce23"/>
        <table:table-column table:style-name="co32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1024"/>
        </table:table-row>
        <table:table-row table:style-name="ro6">
          <table:table-cell table:style-name="ce27" office:value-type="string" table:number-columns-spanned="1024" table:number-rows-spanned="1">
            <text:p>Wish List</text:p>
          </table:table-cell>
          <table:covered-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style-name="ce6" office:value-type="string">
            <text:p>Wish</text:p>
          </table:table-cell>
          <table:table-cell office:value-type="string">
            <text:p>Target Release</text:p>
          </table:table-cell>
          <table:table-cell office:value-type="string">
            <text:p>Comments</text:p>
          </table:table-cell>
          <table:table-cell table:number-columns-repeated="1021"/>
        </table:table-row>
        <table:table-row table:style-name="ro1">
          <table:table-cell table:style-name="ce6"/>
          <table:table-cell table:number-columns-repeated="1023"/>
        </table:table-row>
        <table:table-row table:style-name="ro7">
          <table:table-cell table:style-name="ce6" office:value-type="string">
            <text:p>Check for already open instance when opening 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style-name="ce6" office:value-type="string">
            <text:p>Gradients fill (inside items)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table:style-name="Default" office:value-type="string">
            <text:p>Text inside items</text:p>
          </table:table-cell>
          <table:table-cell table:style-name="Default"/>
          <table:table-cell table:number-columns-repeated="1022"/>
        </table:table-row>
        <table:table-row table:style-name="ro9">
          <table:table-cell table:style-name="ce6" office:value-type="string">
            <text:p>Free Pen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style-name="ce6" office:value-type="string">
            <text:p>Web Uploa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style-name="ce6" office:value-type="string">
            <text:p>Play Sound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style-name="ce6" office:value-type="string">
            <text:p>Batch Mod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9">
          <table:table-cell office:value-type="string">
            <text:p>Drag and Drop</text:p>
          </table:table-cell>
          <table:table-cell office:value-type="float" office:value="2">
            <text:p>2</text:p>
          </table:table-cell>
          <table:table-cell office:value-type="string">
            <text:p>Completed in 0.9</text:p>
          </table:table-cell>
          <table:table-cell table:number-columns-repeated="1021"/>
        </table:table-row>
        <table:table-row table:style-name="ro9">
          <table:table-cell office:value-type="string">
            <text:p>Printing Preferences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7">
          <table:table-cell office:value-type="string">
            <text:p>Copy external image to add to existing imag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9">
          <table:table-cell office:value-type="string">
            <text:p>Undo</text:p>
          </table:table-cell>
          <table:table-cell office:value-type="string">
            <text:p>Current</text:p>
          </table:table-cell>
          <table:table-cell table:number-columns-repeated="1022"/>
        </table:table-row>
        <table:table-row table:style-name="ro9">
          <table:table-cell office:value-type="string">
            <text:p>Migrate to GitHub</text:p>
          </table:table-cell>
          <table:table-cell table:number-columns-repeated="1023"/>
        </table:table-row>
        <table:table-row table:style-name="ro9">
          <table:table-cell office:value-type="string">
            <text:p>Check for Update on Start</text:p>
          </table:table-cell>
          <table:table-cell table:number-columns-repeated="1023"/>
        </table:table-row>
        <table:table-row table:style-name="ro1" table:number-rows-repeated="6551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'Features List'.B1:'Features List'.B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/>
      <number:text> </number:text>
      <number:month number:textual="true"/>
      <number:text> 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3/16/2015</text:date>, <text:time>00:4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i Kumar </meta:initial-creator>
    <meta:creation-date>2012-08-19T21:37:06.23</meta:creation-date>
    <dc:date>2015-03-16T00:45:07.09</dc:date>
    <meta:editing-duration>PT777H48M03S</meta:editing-duration>
    <meta:editing-cycles>183</meta:editing-cycles>
    <meta:generator>OpenOffice.org/3.1$Win32 OpenOffice.org_project/310m19$Build-9420</meta:generator>
    <dc:creator>Sai Kumar </dc:creator>
    <meta:document-statistic meta:table-count="7" meta:cell-count="431" meta:object-count="0"/>
  </office:meta>
</office:document-meta>
</file>